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2.896cm"/>
    </style:style>
    <style:style style:name="co3" style:family="table-column">
      <style:table-column-properties fo:break-before="auto" style:column-width="7.876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6.131cm"/>
    </style:style>
    <style:style style:name="co6" style:family="table-column">
      <style:table-column-properties fo:break-before="auto" style:column-width="4.9cm"/>
    </style:style>
    <style:style style:name="co7" style:family="table-column">
      <style:table-column-properties fo:break-before="auto" style:column-width="13.674cm"/>
    </style:style>
    <style:style style:name="co8" style:family="table-column">
      <style:table-column-properties fo:break-before="auto" style:column-width="12.571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23.29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einrichtung</text:p>
          </table:table-cell>
          <table:table-cell table:style-name="ce1" office:value-type="string" calcext:value-type="string">
            <text:p>inhalte</text:p>
          </table:table-cell>
          <table:table-cell table:style-name="ce1" office:value-type="string" calcext:value-type="string">
            <text:p>lehrend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v.typ</text:p>
          </table:table-cell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studiengang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zielgruppe</text:p>
          </table:table-cell>
          <table:table-cell table:style-name="ce1" office:value-type="string" calcext:value-type="string">
            <text:p>sem</text:p>
          </table:table-cell>
          <table:table-cell table:style-name="ce1" office:value-type="string" calcext:value-type="string">
            <text:p>dat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¤t Augsburg</text:p>
          </table:table-cell>
          <table:table-cell table:style-name="ce1" office:value-type="string" calcext:value-type="string">
            <text:p>3D-Modellierung, Software und Tools, Visualisierung, GIS, Bildbearbeitung, Digitale Dokumentation, Dig. Methoden &amp; Theorien, 3D</text:p>
          </table:table-cell>
          <table:table-cell table:style-name="ce1" office:value-type="string" calcext:value-type="string">
            <text:p>Bettineschi, Cinzia</text:p>
          </table:table-cell>
          <table:table-cell table:style-name="ce1" office:value-type="string" calcext:value-type="string">
            <text:p>https://digicampus.uni-augsburg.de/dispatch.php/course/overview?cid=1a942d426ef951ec51362d5f9e31f42a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Augsburg</text:p>
          </table:table-cell>
          <table:table-cell table:style-name="ce1" office:value-type="string" calcext:value-type="string">
            <text:p>Kunst- und Kulturgeschichte</text:p>
          </table:table-cell>
          <table:table-cell table:style-name="ce1" office:value-type="string" calcext:value-type="string">
            <text:p>Analysing archaeological Object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augsburg_analysingarchaeologicalobject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U Berlin</text:p>
          </table:table-cell>
          <table:table-cell table:style-name="ce1" office:value-type="string" calcext:value-type="string">
            <text:p>GIS</text:p>
          </table:table-cell>
          <table:table-cell table:style-name="ce1" office:value-type="string" calcext:value-type="string">
            <text:p>Roth, Georg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A Altertumswissenschaften</text:p>
          </table:table-cell>
          <table:table-cell table:style-name="ce1" office:value-type="string" calcext:value-type="string">
            <text:p>Einführung in QGI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_QGISeinführ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U Berlin</text:p>
          </table:table-cell>
          <table:table-cell table:style-name="ce1" office:value-type="string" calcext:value-type="string">
            <text:p>Statistik, Datenanalyse</text:p>
          </table:table-cell>
          <table:table-cell table:style-name="ce1" office:value-type="string" calcext:value-type="string">
            <text:p>Roth, Georg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A Altertumswissenschaften</text:p>
          </table:table-cell>
          <table:table-cell table:style-name="ce1" office:value-type="string" calcext:value-type="string">
            <text:p>Statistik Einführung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_STATISTIKeinführ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 / Mariaschk, Dirk</text:p>
          </table:table-cell>
          <table:table-cell table:style-name="ce1" office:value-type="string" calcext:value-type="string">
            <text:p>https://agnes.hu-berlin.de/lupo/rds?state=verpublish&amp;status=init&amp;vmfile=no&amp;publishid=21888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 räumlichenda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</text:p>
          </table:table-cell>
          <table:table-cell table:style-name="ce1" office:value-type="string" calcext:value-type="string">
            <text:p>https://agnes.hu-berlin.de/lupo/rds?state=verpublish&amp;status=init&amp;vmfile=no&amp;publishid=218884&amp;moduleCall=webInfo&amp;publishConfFile=webInfo&amp;publishSubDir=veranstaltung</text:p>
          </table:table-cell>
          <table:table-cell table:style-name="ce1" office:value-type="string" calcext:value-type="string">
            <text:p>Vorles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nräumlichendaten_gis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 / Mariaschk, Dirk</text:p>
          </table:table-cell>
          <table:table-cell table:style-name="ce1" office:value-type="string" calcext:value-type="string">
            <text:p>https://agnes.hu-berlin.de/lupo/rds?state=verpublish&amp;status=init&amp;vmfile=no&amp;publishid=218891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nräumlichendaten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Visualisierung, Bildbearbeitung, Digitale Dokumentation, Dig. Methoden &amp; Theorien, Fotografie, Digitale Ressourcen, Archivierung, Metadaten, Datenbanken, Digitalisierung</text:p>
          </table:table-cell>
          <table:table-cell table:style-name="ce1" office:value-type="string" calcext:value-type="string">
            <text:p>Henning, Agnes</text:p>
          </table:table-cell>
          <table:table-cell table:style-name="ce1" office:value-type="string" calcext:value-type="string">
            <text:p>https://agnes.hu-berlin.de/lupo/rds?state=verpublish&amp;status=init&amp;vmfile=no&amp;publishid=218879&amp;moduleCall=webInfo&amp;publishConfFile=webInfo&amp;publishSubDir=veranstaltung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sche Archäologie</text:p>
          </table:table-cell>
          <table:table-cell table:style-name="ce1" office:value-type="string" calcext:value-type="string">
            <text:p>Griechische Keramik: Bestimmen und Dokumen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griechischeKeramikbestimmenunddokumen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reie Universität Berlin</text:p>
          </table:table-cell>
          <table:table-cell table:style-name="ce1" office:value-type="string" calcext:value-type="string">
            <text:p>Koordinaten- und Höhensysteme, Absteckungen, AufmaÃ?e, Umgang mit Nivelliergeräten und Tachymetern , Vermessungstechniken mit UAV, Differenzial-GPS, 3D-Photogrammetrie</text:p>
          </table:table-cell>
          <table:table-cell table:style-name="ce1" office:value-type="string" calcext:value-type="string">
            <text:p>Felix Wolter</text:p>
          </table:table-cell>
          <table:table-cell table:style-name="ce1" office:value-type="string" calcext:value-type="string">
            <text:p>www.fu-berlin.de/vv/de/lv/860844?m=1427775&amp;pc=843597&amp;sm=814672</text:p>
          </table:table-cell>
          <table:table-cell table:style-name="ce1" office:value-type="string" calcext:value-type="string">
            <text:p>Seminarischer Untericht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Vorderasiatische ArchÃ¤ologie</text:p>
          </table:table-cell>
          <table:table-cell table:style-name="ce1" office:value-type="string" calcext:value-type="string">
            <text:p>Praktische Vermessungstechniken in der Vorderasiatischen ArchÃ¤ologi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Praktische Vermessungstechnik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uhr-Universität Bochum</text:p>
          </table:table-cell>
          <table:table-cell table:style-name="ce1" office:value-type="string" calcext:value-type="string">
            <text:p>Software &amp; Tools, DatenprÃ¤sentation, Visualisierung</text:p>
          </table:table-cell>
          <table:table-cell table:style-name="ce1" office:value-type="string" calcext:value-type="string">
            <text:p>Haubenthal, Clarissa</text:p>
          </table:table-cell>
          <table:table-cell table:style-name="ce1" office:value-type="string" calcext:value-type="string">
            <text:p>https://www.ruhr-uni-bochum.de/archaeologie/vvaktuell.html.de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ochum</text:p>
          </table:table-cell>
          <table:table-cell table:style-name="ce1" office:value-type="string" calcext:value-type="string">
            <text:p>Archäologische Wissenschaften, Optionalbereich</text:p>
          </table:table-cell>
          <table:table-cell table:style-name="ce1" office:value-type="string" calcext:value-type="string">
            <text:p>Bilder, Text und Seiten digital edi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ochum_bildertextundseitendigitaledi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uhr-Universität Bochum</text:p>
          </table:table-cell>
          <table:table-cell table:style-name="ce1" office:value-type="string" calcext:value-type="string">
            <text:p>Software &amp; Tools, DatenprÃ¤sentation, Visualisierung</text:p>
          </table:table-cell>
          <table:table-cell table:style-name="ce1" office:value-type="string" calcext:value-type="string">
            <text:p>Haubenthal, Clarissa</text:p>
          </table:table-cell>
          <table:table-cell table:style-name="ce1" office:value-type="string" calcext:value-type="string">
            <text:p>https://www.ruhr-uni-bochum.de/archaeologie/vvaktuell.html.de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ochum</text:p>
          </table:table-cell>
          <table:table-cell table:style-name="ce1" office:value-type="string" calcext:value-type="string">
            <text:p>Archäologische Wissenschaften, Optionalbereich</text:p>
          </table:table-cell>
          <table:table-cell table:style-name="ce1" office:value-type="string" calcext:value-type="string">
            <text:p>Bilder, Text und Seiten digital gestalt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ochum_bildertextundseitendigitalgestal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oethe-Universität</text:p>
          </table:table-cell>
          <table:table-cell table:style-name="ce1" office:value-type="string" calcext:value-type="string">
            <text:p>Online-Ressourcen, Internet</text:p>
          </table:table-cell>
          <table:table-cell table:style-name="ce1" office:value-type="string" calcext:value-type="string">
            <text:p>Magnavita, Sonja; unter Mitarbeit von Puerta-Schardt, Juan-Marco </text:p>
          </table:table-cell>
          <table:table-cell table:style-name="ce1" office:value-type="string" calcext:value-type="string">
            <text:p>https://qis.server.uni-frankfurt.de/qisserver/rds?state=verpublish&amp;status=init&amp;vmfile=no&amp;publishid=378956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Archäologische Wissenschaften; Vor- und Frühgeschichtliche Archäologie</text:p>
          </table:table-cell>
          <table:table-cell table:style-name="ce1" office:value-type="string" calcext:value-type="string">
            <text:p>Archäologie und soziale Medi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frankfurt_archäologieundsozialemedi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Photogrammetrie, Software und Tools, 3D Scan, Digitalisierung</text:p>
          </table:table-cell>
          <table:table-cell table:style-name="ce1" office:value-type="string" calcext:value-type="string">
            <text:p>Langer, Thorben</text:p>
          </table:table-cell>
          <table:table-cell table:style-name="ce1" office:value-type="string" calcext:value-type="string">
            <text:p>https://ecampus.uni-goettingen.de:443/h1/pages/startFlow.xhtml?_flowId=detailView-flow&amp;unitId=58843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3D Digitisation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3DDigitisa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oftware und Tools, Dig. Methoden &amp; Theorien, 3D, Archivierung, Metadaten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58842&amp;periodId=272&amp;navigationPosition=courseoverviewShow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3D Edition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3DEditions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3D-Modellierung, Software und Tools, 3D</text:p>
          </table:table-cell>
          <table:table-cell table:style-name="ce1" office:value-type="string" calcext:value-type="string">
            <text:p>Schrötke, Lena</text:p>
          </table:table-cell>
          <table:table-cell table:style-name="ce1" office:value-type="string" calcext:value-type="string">
            <text:p>https://ecampus.uni-goettingen.de:443/h1/pages/startFlow.xhtml?_flowId=detailView-flow&amp;unitId=58837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Blende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Blender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3D-Modellierung, Photogrammetrie, Software und Tools, Spatial Analysis, Bildbearbeitung, Dig. Methoden &amp; Theorien, Digital Humanities, Digitale Datenauswertung, Digitalisierung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4491&amp;periodId=272&amp;navigationPosition=courseoverviewShow</text:p>
          </table:table-cell>
          <table:table-cell table:style-name="ce1" office:value-type="string" calcext:value-type="string">
            <text:p>Vorles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Einführung in die Digitale Bild- und Objektwissenschaft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EinführungindieBildundObjektwissenschaft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patial Analysis, GIS, Dig. Methoden &amp; Theorien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58839&amp;periodId=272&amp;navigationPosition=courseoverviewShow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Historische Quellen kar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HistorischeQuellenkartier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oftware und Tools, GIS</text:p>
          </table:table-cell>
          <table:table-cell table:style-name="ce1" office:value-type="string" calcext:value-type="string">
            <text:p>Surjadi, Hanna</text:p>
          </table:table-cell>
          <table:table-cell table:style-name="ce1" office:value-type="string" calcext:value-type="string">
            <text:p>https://ecampus.uni-goettingen.de:443/h1/pages/startFlow.xhtml?_flowId=detailView-flow&amp;unitId=60105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Regesten digital kar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Regestendigitalkar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patial Analysis, GIS, Digitale Datenauswertung</text:p>
          </table:table-cell>
          <table:table-cell table:style-name="ce1" office:value-type="string" calcext:value-type="string">
            <text:p>Störiko, Johanna</text:p>
          </table:table-cell>
          <table:table-cell table:style-name="ce1" office:value-type="string" calcext:value-type="string">
            <text:p>https://ecampus.uni-goettingen.de:443/h1/pages/startFlow.xhtml?_flowId=detailView-flow&amp;unitId=58845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Spatial Modelin with QGI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SpatialAnalysiswithQ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Hamburg</text:p>
          </table:table-cell>
          <table:table-cell table:style-name="ce1" office:value-type="string" calcext:value-type="string">
            <text:p>Nikola Babucic, Martina Seifert, Software und Tools, GIS, Geophysik, CAD, Digitale Datenauswertung, Digitale Dokumentation, Fotografie, Digitale Vermessung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https://www.kulturwissenschaften.uni-hamburg.de/ka/pdfetc/vorles/2024-ss.pdf</text:p>
          </table:table-cell>
          <table:table-cell table:style-name="ce1" office:value-type="string" calcext:value-type="string">
            <text:p>Exkursion/Übung</text:p>
          </table:table-cell>
          <table:table-cell table:style-name="ce1" office:value-type="string" calcext:value-type="string">
            <text:p>Hamburg</text:p>
          </table:table-cell>
          <table:table-cell table:style-name="ce1" office:value-type="string" calcext:value-type="string">
            <text:p>Klassische Archäologie </text:p>
          </table:table-cell>
          <table:table-cell table:style-name="ce1" office:value-type="string" calcext:value-type="string">
            <text:p>'Fieldschool Xanten: Geophysikalische Prospektionen'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hamburg_fieldschoolxan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Heidelberg</text:p>
          </table:table-cell>
          <table:table-cell table:style-name="ce1" office:value-type="string" calcext:value-type="string">
            <text:p>3D-Modellierung, Software und Tools, Visualisierung, 3D</text:p>
          </table:table-cell>
          <table:table-cell table:style-name="ce1" office:value-type="string" calcext:value-type="string">
            <text:p>Süß, Jürgen</text:p>
          </table:table-cell>
          <table:table-cell table:style-name="ce1" office:value-type="string" calcext:value-type="string">
            <text:p>https://www.uni-heidelberg.de/md/zaw/klarch/studium/lehre-im-sose24_aushangversion.pdf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Heidelberg</text:p>
          </table:table-cell>
          <table:table-cell table:style-name="ce1" office:value-type="string" calcext:value-type="string">
            <text:p>Klassische Archäologie</text:p>
          </table:table-cell>
          <table:table-cell table:style-name="ce1" office:value-type="string" calcext:value-type="string">
            <text:p>3D-Computerrekonstruktio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heidelberg_3d-computerrekonstruk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Software und Tools, Digitale Dokumentation, Digitale Ressourcen, Archivierung, Metadaten, Datenbanken, Digitalisierung</text:p>
          </table:table-cell>
          <table:table-cell table:style-name="ce1" office:value-type="string" calcext:value-type="string">
            <text:p>Rinne, Christoph</text:p>
          </table:table-cell>
          <table:table-cell table:style-name="ce1"/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Ausgrabung einer Ausgrabung (Arbeitstitel)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ausgrabungdigital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Datenbanken</text:p>
          </table:table-cell>
          <table:table-cell table:style-name="ce1" office:value-type="string" calcext:value-type="string">
            <text:p>Rinne, Christoph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Datenbanken: Grundlagen und konkrete Anwendungen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datenbank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Software und Tools, GIS, Digitale Dokumentation, Datenbanken, Digitale Datenauswertung</text:p>
          </table:table-cell>
          <table:table-cell table:style-name="ce1" office:value-type="string" calcext:value-type="string">
            <text:p>Rinne, Christoph</text:p>
          </table:table-cell>
          <table:table-cell table:style-name="ce1"/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Von digitalen Ausgrabungsdaten zur wissenschaftlichen Auswertung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digitaleauswert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Digitale Datenauswertung</text:p>
          </table:table-cell>
          <table:table-cell table:style-name="ce1" office:value-type="string" calcext:value-type="string">
            <text:p>Nakoinz, Oliver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Quantitative Archäologie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quantitativearchaeologie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patial Analysis, Visualisierung, Zeichnen, GIS, CAD, Digitale Dokumentation, 3D</text:p>
          </table:table-cell>
          <table:table-cell table:style-name="ce1" office:value-type="string" calcext:value-type="string">
            <text:p>Hageneuer, Sebastian </text:p>
          </table:table-cell>
          <table:table-cell table:style-name="ce1" office:value-type="string" calcext:value-type="string">
            <text:p>https://klips2.uni-koeln.de/co/pl/ui/$ctx;design=pl;header=max;lang=DE/wbLv.wbShowLVDetail?pStpSpNr=460089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und Archäoinformatik SM, AM oder EM und Digital and Computational Archaeology</text:p>
          </table:table-cell>
          <table:table-cell table:style-name="ce1" office:value-type="string" calcext:value-type="string">
            <text:p>3D Modelling and reconstruction in Archaeology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3D_modelling_and_reconstruc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3D-Scan, Digitale Datenauswertung, Digital Humanities, 3D, Space Syntax, R, Spatial Analysis, GIS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188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 und Digital and Computational Archaeology im SM3</text:p>
          </table:table-cell>
          <table:table-cell table:style-name="ce1" office:value-type="string" calcext:value-type="string">
            <text:p>Theorien und aktuelle Forschungen in der Archäoinformatik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aktuelle_forschung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Online-Ressourcen, Visualisierung, Bildbearbeitung, Digital Humanities, Digitale Ressourcen, 3D</text:p>
          </table:table-cell>
          <table:table-cell table:style-name="ce1" office:value-type="string" calcext:value-type="string">
            <text:p>Hageneuer, Sebastian und Hiseni, Valentina</text:p>
          </table:table-cell>
          <table:table-cell table:style-name="ce1" office:value-type="string" calcext:value-type="string">
            <text:p>https://klips2.uni-koeln.de/co/pl/ui/$ctx;design=pl;header=max;lang=DE/wbLv.wbShowLVDetail?pStpSpNr=459201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EM; Archäoinformatik AM; Digital and Computational Archaeology AM</text:p>
          </table:table-cell>
          <table:table-cell table:style-name="ce1" office:value-type="string" calcext:value-type="string">
            <text:p>That belongs in a museum! Creating Archaeogames from idea to releas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archaeogaming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3D-Scan, Digitale Datenauswertung, Digital Humanities, 3D, Space Syntax, R, Spatial Analysis, GIS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80028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 und Digital and Computational Archaeology im SM3</text:p>
          </table:table-cell>
          <table:table-cell table:style-name="ce1" office:value-type="string" calcext:value-type="string">
            <text:p>Theories and current research in Computational Archaeology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current_research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Prozedurales Modellieren, Parametrisches Modellieren, Regelbasiertes Modellieren, Software und Tools, Digitale Datenauswertung, Architekturanalyse, Shape grammar, Analytical grammars, Spatial Analysis, Dig. Methoden &amp; Theorien</text:p>
          </table:table-cell>
          <table:table-cell table:style-name="ce1" office:value-type="string" calcext:value-type="string">
            <text:p>Wutte, Anja</text:p>
          </table:table-cell>
          <table:table-cell table:style-name="ce1" office:value-type="string" calcext:value-type="string">
            <text:p>https://klips2.uni-koeln.de/co/pl/ui/$ctx;design=pl;header=max;lang=DE/wbLv.wbShowLVDetail?pStpSpNr=480030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und EM und Digital and Computational Archaeology</text:p>
          </table:table-cell>
          <table:table-cell table:style-name="ce1" office:value-type="string" calcext:value-type="string">
            <text:p>Procedural Modelling of Archaeological Heritage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procedural_modelling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Software und Tools, Metadaten, Datenpräsentation, Digitale Datenauswertung, Datenbanken, Digitale Dokumentation, Digitale Ressourcen, Web-Kartierung, GIS, Programmierung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57515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BA</text:p>
          </table:table-cell>
          <table:table-cell table:style-name="ce1" office:value-type="string" calcext:value-type="string">
            <text:p>Relational and Spatial Database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relational_and_spatial_databases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162&amp;pSpracheNr=1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oder EM und Digital and Computational Archaeology</text:p>
          </table:table-cell>
          <table:table-cell table:style-name="ce1" office:value-type="string" calcext:value-type="string">
            <text:p>Spatial analysis of landscape and urban environment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spatial_analysis_lv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310&amp;pSpracheNr=1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oder EM und Digital and Computational Archaeology</text:p>
          </table:table-cell>
          <table:table-cell table:style-name="ce1" office:value-type="string" calcext:value-type="string">
            <text:p>Spatial analysis of landscape and urban environment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spatial_analys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Johannes Gutenberg-Universität Mainz</text:p>
          </table:table-cell>
          <table:table-cell table:style-name="ce1" office:value-type="string" calcext:value-type="string">
            <text:p>3D-Modellierung, Software und Tools, Online-Ressourcen, Internet, Visualisierung, Bildbearbeitung, Digitale Dokumentation, Dig. Methoden &amp; Theorien, Fotografie, Digital Humanities, Digitale Ressourcen, 3D, Archivierung, Metadaten, Datenbanken, Digitale Datenauswertung, Digitalisierung</text:p>
          </table:table-cell>
          <table:table-cell table:style-name="ce1" office:value-type="string" calcext:value-type="string">
            <text:p>Busch, Alexandra </text:p>
          </table:table-cell>
          <table:table-cell table:style-name="ce1" office:value-type="string" calcext:value-type="string">
            <text:p>https://jogustine.uni-mainz.de/scripts/mgrqispi.dll?APPNAME=CampusNet&amp;PRGNAME=COURSEDETAILS&amp;ARGUMENTS=-N000000000000001,-N001269,-N0,-N388932794546117,-N388932794531118,-N0,-N0,-N0</text:p>
          </table:table-cell>
          <table:table-cell table:style-name="ce1" office:value-type="string" calcext:value-type="string">
            <text:p>Praktikum</text:p>
          </table:table-cell>
          <table:table-cell table:style-name="ce1" office:value-type="string" calcext:value-type="string">
            <text:p>Mainz</text:p>
          </table:table-cell>
          <table:table-cell table:style-name="ce1" office:value-type="string" calcext:value-type="string">
            <text:p>Archäologie</text:p>
          </table:table-cell>
          <table:table-cell table:style-name="ce1" office:value-type="string" calcext:value-type="string">
            <text:p>Konzeption einer Pop-Up-Ausstellung zum Profilbereich 40.000 Jahre menschliche Herausforderungen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ainz_konzeptioneinerpopupausstellungzumprofilbereich40.000jahremenschlicheherausforderungen_pr.md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Philipps-Universität Marburg</text:p>
          </table:table-cell>
          <table:table-cell table:style-name="ce3" office:value-type="string" calcext:value-type="string">
            <text:p>Visualisierung, GIS, Bildbearbeitung, 3D Scan, Digitale Dokumentation, Dig. Methoden &amp; Theorien, Digital Humanities, Digitale Ressourcen, 3D, Digitalisierung, Photogrammetrie</text:p>
          </table:table-cell>
          <table:table-cell table:style-name="ce3" office:value-type="string" calcext:value-type="string">
            <text:p>Teichner, felix</text:p>
          </table:table-cell>
          <table:table-cell table:style-name="ce3" office:value-type="string" calcext:value-type="string">
            <text:p>https://marvin.uni-marburg.de/qisserver/pages/cm/exa/coursecatalog/showCourseCatalog.xhtml?_flowId=showCourseCatalog-flow&amp;_flowExecutionKey=e1s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arburg</text:p>
          </table:table-cell>
          <table:table-cell table:style-name="ce3" office:value-type="string" calcext:value-type="string">
            <text:p>Prähistorische Archäologie / Geoarchäologie</text:p>
          </table:table-cell>
          <table:table-cell table:style-name="ce3" office:value-type="string" calcext:value-type="string">
            <text:p>Medieval castles, monesteries and villages in Hesse (Germany)</text:p>
          </table:table-cell>
          <table:table-cell table:style-name="ce3" office:value-type="string" calcext:value-type="string">
            <text:p>BA, MA, PHD</text:p>
          </table:table-cell>
          <table:table-cell table:style-name="ce3" office:value-type="string" calcext:value-type="string">
            <text:p>SoSe 2024</text:p>
          </table:table-cell>
          <table:table-cell table:style-name="ce3" office:value-type="string" calcext:value-type="string">
            <text:p>Marburg_Medieval_castles_ps.md</text:p>
          </table:table-cell>
          <table:table-cell table:style-name="ce4" table:number-columns-repeated="2"/>
          <table:table-cell/>
          <table:table-cell table:style-name="ce4" table:number-columns-repeated="16370"/>
        </table:table-row>
        <table:table-row table:style-name="ro1">
          <table:table-cell table:style-name="ce1" office:value-type="string" calcext:value-type="string">
            <text:p>Philipps-Universität </text:p>
          </table:table-cell>
          <table:table-cell table:style-name="ce1" office:value-type="string" calcext:value-type="string">
            <text:p>3D-Modellierung, Programmetrie, Visualisierung, GIS, Bildbearbeitung, 3D Scan, Digitale Dokumentation, 3D, Digitalisierung</text:p>
          </table:table-cell>
          <table:table-cell table:style-name="ce1" office:value-type="string" calcext:value-type="string">
            <text:p>Teichner, Prof. Dr. Felix</text:p>
          </table:table-cell>
          <table:table-cell table:style-name="ce1" office:value-type="string" calcext:value-type="string">
            <text:p><text:s/>https://marvin.uni-marburg.de:443/qisserver/pages/startFlow.xhtml?_flowId=detailView-flow&amp;unitId=86443&amp;periodId=4137&amp;navigationPosition=studiesOffered,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Marburg</text:p>
          </table:table-cell>
          <table:table-cell table:style-name="ce1" office:value-type="string" calcext:value-type="string">
            <text:p>B.A. Archäologische Wissenschaften</text:p>
          </table:table-cell>
          <table:table-cell table:style-name="ce1" office:value-type="string" calcext:value-type="string">
            <text:p>Mittelalterliche Burgen, Klöster und Dorfwüstungen in Hessen aus archäologischer Sicht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arburg_mittelalterlicheBurg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 – Abteilung für Ur- und Frühgeschichtliche Archäologie</text:p>
          </table:table-cell>
          <table:table-cell table:style-name="ce1" office:value-type="string" calcext:value-type="string">
            <text:p>Digitale Datenauswertung</text:p>
          </table:table-cell>
          <table:table-cell table:style-name="ce1" office:value-type="string" calcext:value-type="string">
            <text:p>Kersting, Christine</text:p>
          </table:table-cell>
          <table:table-cell table:style-name="ce1" office:value-type="string" calcext:value-type="string">
            <text:p>https://www.uni-muenster.de/UrFruehGeschichte/studieren/lehrangebot_der_abteilung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Ur- und Frühgeschichte</text:p>
          </table:table-cell>
          <table:table-cell table:style-name="ce1" office:value-type="string" calcext:value-type="string">
            <text:p>Einführung in die Arbeit mit Geografischen Informationssystemen für Studierende des Studienganges AGL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einfuehrungindiearbeitmit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</text:p>
          </table:table-cell>
          <table:table-cell table:style-name="ce1" office:value-type="string" calcext:value-type="string">
            <text:p>Online-Ressourcen, Internet, Visualisierung, Digitale Dokumentation, Dig. Methoden &amp; Theorien, Digitale Ressourcen, Datenbanken, Digitalisierung</text:p>
          </table:table-cell>
          <table:table-cell table:style-name="ce1" office:value-type="string" calcext:value-type="string">
            <text:p>Martin, Katharina</text:p>
          </table:table-cell>
          <table:table-cell table:style-name="ce1" office:value-type="string" calcext:value-type="string">
            <text:p>https://studium.uni-muenster.de/qisserver/rds?state=verpublish&amp;status=init&amp;vmfile=no&amp;publishid=409276&amp;moduleCall=webInfo&amp;publishConfFile=webInfo&amp;publishSubDir=veranstaltung 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Master / Klassische und Christliche Archäologie</text:p>
          </table:table-cell>
          <table:table-cell table:style-name="ce1" office:value-type="string" calcext:value-type="string">
            <text:p>Münzprägung in Kleinasi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muenzpraegunginkleinasien_ue_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 – Abteilung für Ur- und Frühgeschichtliche Archäologie</text:p>
          </table:table-cell>
          <table:table-cell table:style-name="ce1"/>
          <table:table-cell table:style-name="ce1" office:value-type="string" calcext:value-type="string">
            <text:p>Siegmund, Frank</text:p>
          </table:table-cell>
          <table:table-cell table:style-name="ce1" office:value-type="string" calcext:value-type="string">
            <text:p>https://www.uni-muenster.de/UrFruehGeschichte/studieren/lehrangebot_der_abteilung.html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Ur- und Frühgeschichte</text:p>
          </table:table-cell>
          <table:table-cell table:style-name="ce1" office:value-type="string" calcext:value-type="string">
            <text:p>Theorie und Anwendung statistischer Methoden zur Gräberfeld- und Siedlungsanalyse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theorieundanwendungstatistischermethod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MU </text:p>
          </table:table-cell>
          <table:table-cell table:style-name="ce1" office:value-type="string" calcext:value-type="string">
            <text:p>Software und Tools, Datenbanken, Digitale Datenauswertung, Digitalisierung, Digital Humanities</text:p>
          </table:table-cell>
          <table:table-cell table:style-name="ce1" office:value-type="string" calcext:value-type="string">
            <text:p>Dr. Simone Mühl</text:p>
          </table:table-cell>
          <table:table-cell table:style-name="ce1" office:value-type="string" calcext:value-type="string">
            <text:p>https://www.vorderas-archaeologie.uni-muenchen.de/studium_lehre/lvs_vaa-sose2024/index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(Vorderasiatische) Archäologie</text:p>
          </table:table-cell>
          <table:table-cell table:style-name="ce1" office:value-type="string" calcext:value-type="string">
            <text:p>Wiedererstehendes Kar-Tukulti-Ninurta. Wie Archive durch digitalisierung zum Leben erweckt werden.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digitalisierungarchiv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Online-Ressourcen, Internet, Visualisierung, Digitale Dokumentation, Dig. Methoden &amp; Theorien, Digital Humanities, Digitale Ressourcen, Archivierung, Metadaten, Datenbanken, Digitale Datenauswertung, Digitalisierung</text:p>
          </table:table-cell>
          <table:table-cell table:style-name="ce1" office:value-type="string" calcext:value-type="string">
            <text:p>Sartini, Brun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40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Heritage and the machine: introduction to knowledge representation and extractio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heritageandthemachin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Ã€t München</text:p>
          </table:table-cell>
          <table:table-cell table:style-name="ce1" office:value-type="string" calcext:value-type="string">
            <text:p>Software und Tools, Spatial Analysis, Online-Ressourcen, Internet, Visualisierung, Bildbearbeitung, Dig. Methoden &amp; Theorien, Digital Humanities, Digitale Ressourcen, Metadaten, Datenbanken, Digitale Datenauswertung</text:p>
          </table:table-cell>
          <table:table-cell table:style-name="ce1" office:value-type="string" calcext:value-type="string">
            <text:p>Massy, Ke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2103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Vor- und Frühgeschichtliche Archäologie</text:p>
          </table:table-cell>
          <table:table-cell table:style-name="ce1" office:value-type="string" calcext:value-type="string">
            <text:p>Karten, Graphiken und Data Visualization in der Archäologi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karten_graphiken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Visualisierung, Bildbearbeitung, 3D Scan, Digitale Dokumentation, Fotografie, 3D, Datenbanken, Digitalisierung</text:p>
          </table:table-cell>
          <table:table-cell table:style-name="ce1" office:value-type="string" calcext:value-type="string">
            <text:p>Franke, Robi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156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Vor- und Frühgeschichtliche Archäologie</text:p>
          </table:table-cell>
          <table:table-cell table:style-name="ce1" office:value-type="string" calcext:value-type="string">
            <text:p>Digitale Keramikaufnahme mit dem Laser-Aided-Profiler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aser_aided_profiler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3D-Modellierung, Software und Tools, Spatial Analysis, Visualisierung, 3D Scan, Digitale Dokumentation, Dig. Methoden &amp; Theorien, Digitale Ressourcen, 3D, Metadaten, Digitale Datenauswertung, Digitalisierung</text:p>
          </table:table-cell>
          <table:table-cell table:style-name="ce1" office:value-type="string" calcext:value-type="string">
            <text:p>Lercari, Nicola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3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Laser Scanning &amp; Mapping for Cultural Heritage and Archaeology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aserscanningmappi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3D-Modellierung, Photogrammetrie, Software und Tools, Spatial Analysis, Online-Ressourcen, Visualisierung, GIS, 3D Scan, Digitale Dokumentation, Dig. Methoden &amp; Theorien, Fotografie, 3D, Archivierung, Metadaten, Digitale Datenauswertung, Digitalisierung</text:p>
          </table:table-cell>
          <table:table-cell table:style-name="ce1" office:value-type="string" calcext:value-type="string">
            <text:p>Calderone, Dari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39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<text:tab/>LIDAR, Remote sensing, and GIS applications in Cultural Heritage and Archaeology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idarremotesensingandgisapplication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MU </text:p>
          </table:table-cell>
          <table:table-cell table:style-name="ce1" office:value-type="string" calcext:value-type="string">
            <text:p>Software und Tools, GIS, Dig. Methoden &amp; Theorien, Datenbanken, Digitale Datenauswertung</text:p>
          </table:table-cell>
          <table:table-cell table:style-name="ce1" office:value-type="string" calcext:value-type="string">
            <text:p>Christoph Fink, M.A.</text:p>
          </table:table-cell>
          <table:table-cell table:style-name="ce1" office:value-type="string" calcext:value-type="string">
            <text:p>https://www.vorderas-archaeologie.uni-muenchen.de/studium_lehre/lvs_vaa-sose2024/index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(Vorderasiatische) Archäologie</text:p>
          </table:table-cell>
          <table:table-cell table:style-name="ce1" office:value-type="string" calcext:value-type="string">
            <text:p>Vermessung in der Archäologie: Einführung in Geograpische Informationssysteme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vermessunginderarchaeologi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Online-Ressourcen, Internet, Visualisierung, Digital Humanities, Digitale Ressourcen, Archivierung, Metadaten, Digitalisierung</text:p>
          </table:table-cell>
          <table:table-cell table:style-name="ce1" office:value-type="string" calcext:value-type="string">
            <text:p>Sartini, Brun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4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<text:tab/>Introduction to Web Design for Humanists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webdesignforhumanist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¤t des Saarlandes</text:p>
          </table:table-cell>
          <table:table-cell table:style-name="ce1" office:value-type="string" calcext:value-type="string">
            <text:p>Software und Tools, Digital Humanities, Visualisierung, Dig. Methoden &amp; Theorien, Digitale Datenauswertung</text:p>
          </table:table-cell>
          <table:table-cell table:style-name="ce1" office:value-type="string" calcext:value-type="string">
            <text:p>Fürst, Sebastian</text:p>
          </table:table-cell>
          <table:table-cell table:style-name="ce1" office:value-type="string" calcext:value-type="string">
            <text:p>https://www.lsf.uni-saarland.de/qisserver/rds?state=verpublish&amp;status=init&amp;vmfile=no&amp;publishid=14996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Einführung in die soziale Netzwerkanalys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einführungindiesozialenetzwerkanalys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GIS, Software und Tools, Visualisierung, Spatial Analysis, Dig. Methoden &amp; Theorien, Digitale Datenauswertung</text:p>
          </table:table-cell>
          <table:table-cell table:style-name="ce1" office:value-type="string" calcext:value-type="string">
            <text:p>Hornung, Sabine; Bädecker, Steve</text:p>
          </table:table-cell>
          <table:table-cell table:style-name="ce1" office:value-type="string" calcext:value-type="string">
            <text:p>https://www.lsf.uni-saarland.de/qisserver/rds?state=verpublish&amp;status=init&amp;vmfile=no&amp;publishid=149689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GIS in der Praxis: eine landschaftsarchäologische Erfassung römischer Fundstellen im Kreis St. Wendel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gisinderprax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€t des Saarlandes</text:p>
          </table:table-cell>
          <table:table-cell table:style-name="ce1" office:value-type="string" calcext:value-type="string">
            <text:p>3D-Modellierung, 3D, Archivierung, Digital Humanities, Digitale Dokumentation, Digitalisierung, Fotografie, Metadaten, Photogrammetrie, Software und Tools, Visualisierung</text:p>
          </table:table-cell>
          <table:table-cell table:style-name="ce1" office:value-type="string" calcext:value-type="string">
            <text:p>Latzel, Lucas</text:p>
          </table:table-cell>
          <table:table-cell table:style-name="ce1" office:value-type="string" calcext:value-type="string">
            <text:p>https://www.lsf.uni-saarland.de/qisserver/rds?state=verpublish&amp;status=init&amp;vmfile=no&amp;publishid=149965&amp;moduleCall=webInfo&amp;publishConfFile=webInfo&amp;publishSubDir=veranstaltung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SaarbrÃŒcken</text:p>
          </table:table-cell>
          <table:table-cell table:style-name="ce1" office:value-type="string" calcext:value-type="string">
            <text:p>Vor- und FrÃŒhgeschichte</text:p>
          </table:table-cell>
          <table:table-cell table:style-name="ce1" office:value-type="string" calcext:value-type="string">
            <text:p>Von der Zeichnung zum 3D-Modell - Digitale Rekonstruktionen in blender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vonderzeichnungzum3dmodell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Bildbearbeitung, Digitales Zeichnen, Digitalisierung, Digitale Dokumentation, Fotografie, Software und Tools, Visualisierung</text:p>
          </table:table-cell>
          <table:table-cell table:style-name="ce1" office:value-type="string" calcext:value-type="string">
            <text:p>Braun, Arno</text:p>
          </table:table-cell>
          <table:table-cell table:style-name="ce1" office:value-type="string" calcext:value-type="string">
            <text:p>https://www.lsf.uni-saarland.de/qisserver/rds?state=verpublish&amp;status=init&amp;vmfile=no&amp;publishid=149971&amp;moduleCall=webInfo&amp;publishConfFile=webInfo&amp;publishSubDir=veranstaltung</text:p>
          </table:table-cell>
          <table:table-cell table:style-name="ce1" office:value-type="string" calcext:value-type="string">
            <text:p>Übung, Praktikum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Zeichnen und Digitalisier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zeichnenunddigitalis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Photogrammetrie, Software und Tools, Spatial Analysis, Visualisierung, GIS, Digitale Dokumentation, Dig. Methoden &amp; Theorien, Fotografie, 3D, Datenbanken, Digitale Datenauswertung</text:p>
          </table:table-cell>
          <table:table-cell table:style-name="ce1" office:value-type="string" calcext:value-type="string">
            <text:p>Schnorr, Nils</text:p>
          </table:table-cell>
          <table:table-cell table:style-name="ce1" office:value-type="string" calcext:value-type="string">
            <text:p>https://www.lsf.uni-saarland.de/qisserver/rds?state=verpublish&amp;status=init&amp;vmfile=no&amp;publishid=150981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Archäologie, Altertumswissenschaften </text:p>
          </table:table-cell>
          <table:table-cell table:style-name="ce1" office:value-type="string" calcext:value-type="string">
            <text:p>Digitale Fernerkundung - Computational Photography Teil 2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uecken_fernerkund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3D-Modellierung, Software und Tools, Visualisierung, Digitale Dokumentation, Dig. Methoden &amp; Theorien, Digital Humanities, Digitale Ressourcen, 3D, Metadaten, Digitalisierung</text:p>
          </table:table-cell>
          <table:table-cell table:style-name="ce1" office:value-type="string" calcext:value-type="string">
            <text:p>Schnorr, Nils</text:p>
          </table:table-cell>
          <table:table-cell table:style-name="ce1" office:value-type="string" calcext:value-type="string">
            <text:p>https://www.lsf.uni-saarland.de/qisserver/rds?state=verpublish&amp;status=init&amp;vmfile=no&amp;publishid=14952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Archäologie, Altertumswissenschaften </text:p>
          </table:table-cell>
          <table:table-cell table:style-name="ce1" office:value-type="string" calcext:value-type="string">
            <text:p>Vom Foto zum Modell - Photogrammetrie für Fortgeschrittene (Kurs 2)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uecken_photogrammetrie2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Ã€t MÃŒnchen, TU Dresden, TU Chemnitz</text:p>
          </table:table-cell>
          <table:table-cell table:style-name="ce1" office:value-type="string" calcext:value-type="string">
            <text:p>Software und Tools, Online-Ressourcen, Dig. Methoden &amp; Theorien, Digital Humanities, Digitale Ressourcen, 3D, Metadaten</text:p>
          </table:table-cell>
          <table:table-cell table:style-name="ce1" office:value-type="string" calcext:value-type="string">
            <text:p>Stockhammer, Philipp; Fichte, Anna-Lisa; Herrmann, Mathias; Nebelin, Marian; Reimer, Marti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9478&amp;moduleCall=webInfo&amp;publishConfFile=webInfo&amp;publishSubDir=veranstaltung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MÃŒnchen</text:p>
          </table:table-cell>
          <table:table-cell table:style-name="ce1" office:value-type="string" calcext:value-type="string">
            <text:p>Vor- und FrÃŒhgeschichtliche ArchÃ€ologie</text:p>
          </table:table-cell>
          <table:table-cell table:style-name="ce1" office:value-type="string" calcext:value-type="string">
            <text:p>Antike Frauen im Computerspiel: Theoretische AnsÃ€tze, praktische Umsetzung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template-lehrveranstaltung LMU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IT-Gruppe Geisteswissenschaften (ITG; https://www.itg.lmu.de), Ludwig-Maximilians-UniversitÃ€t MÃŒnchen (LMU) (ROR 05591te55)</text:p>
          </table:table-cell>
          <table:table-cell table:style-name="ce1" office:value-type="string" calcext:value-type="string">
            <text:p>Software und Tools, Visualisierung, GIS, Dig. Methoden &amp; Theorien, Digital Humanities, Digitale Ressourcen, Datenbanken, Digitale Datenauswertung, Digitalisierung</text:p>
          </table:table-cell>
          <table:table-cell table:style-name="ce1" office:value-type="string" calcext:value-type="string">
            <text:p>KÃ¶b, Ingrun; LÃŒcke, Stephan (ORCID 0000-0002-5853-1918)</text:p>
          </table:table-cell>
          <table:table-cell table:style-name="ce1" office:value-type="string" calcext:value-type="string">
            <text:p>https://lsf.verwaltung.uni-muenchen.de/qisserver/rds?state=verpublish&amp;status=init&amp;vmfile=no&amp;moduleCall=webInfo&amp;publishConfFile=webInfo&amp;publishSubDir=veranstaltung&amp;veranstaltung.veranstid=1015738</text:p>
          </table:table-cell>
          <table:table-cell table:style-name="ce1" office:value-type="string" calcext:value-type="string">
            <text:p>Wissenschaftliche Ãbung</text:p>
          </table:table-cell>
          <table:table-cell table:style-name="ce1" office:value-type="string" calcext:value-type="string">
            <text:p>MÃŒnchen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Georeferenzierung und Kartierung am Beispiel des antiken Pompeji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template-lehrveranstaltung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Würzburg, Universität Heidelberg</text:p>
          </table:table-cell>
          <table:table-cell table:style-name="ce1" office:value-type="string" calcext:value-type="string">
            <text:p>Software und Tools, Spatial Analysis, Digital Humanities, Digitale Ressourcen, Digitale Datenauswertung, Digitalisierung, HTR</text:p>
          </table:table-cell>
          <table:table-cell table:style-name="ce1" office:value-type="string" calcext:value-type="string">
            <text:p>Essler, Holger; Ast, Rodney</text:p>
          </table:table-cell>
          <table:table-cell table:style-name="ce1" office:value-type="string" calcext:value-type="string">
            <text:p>https://wuestudy.zv.uni-wuerzburg.de:443/qisserver/pages/startFlow.xhtml?_flowId=detailView-flow&amp;unitId=173984&amp;periodId=292&amp;navigationPosition=studiesOffered,searchCourses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Würzburg, Heidelberg</text:p>
          </table:table-cell>
          <table:table-cell table:style-name="ce1" office:value-type="string" calcext:value-type="string">
            <text:p>Digital Humanities, Papyrologie</text:p>
          </table:table-cell>
          <table:table-cell table:style-name="ce1" office:value-type="string" calcext:value-type="string">
            <text:p>Digitale Objekte 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wuerzburg_digitaleobjekte_se.md</text:p>
          </table:table-cell>
          <table:table-cell table:number-columns-repeated="16373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TJL</meta:initial-creator>
    <meta:creation-date>2016-08-18T13:39:56Z</meta:creation-date>
    <dc:date>2025-10-21T22:06:38.860304784</dc:date>
    <meta:editing-duration>PT2M45S</meta:editing-duration>
    <meta:editing-cycles>1</meta:editing-cycles>
    <meta:document-statistic meta:table-count="1" meta:cell-count="609" meta:object-count="0"/>
  </office:meta>
</office:document-meta>
</file>